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4.828cm"/>
    </style:style>
    <style:style style:name="co2" style:family="table-column">
      <style:table-column-properties fo:break-before="auto" style:column-width="9.999cm"/>
    </style:style>
    <style:style style:name="co3"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3.605cm" fo:break-before="auto" style:use-optimal-row-height="true"/>
    </style:style>
    <style:style style:name="ro3" style:family="table-row">
      <style:table-row-properties style:row-height="2.817cm" fo:break-before="auto" style:use-optimal-row-height="true"/>
    </style:style>
    <style:style style:name="ro4" style:family="table-row">
      <style:table-row-properties style:row-height="2.422cm" fo:break-before="auto" style:use-optimal-row-height="true"/>
    </style:style>
    <style:style style:name="ro5" style:family="table-row">
      <style:table-row-properties style:row-height="3.21cm" fo:break-before="auto" style:use-optimal-row-height="true"/>
    </style:style>
    <style:style style:name="ro6" style:family="table-row">
      <style:table-row-properties style:row-height="0.841cm" fo:break-before="auto" style:use-optimal-row-height="true"/>
    </style:style>
    <style:style style:name="ro7" style:family="table-row">
      <style:table-row-properties style:row-height="1.632cm" fo:break-before="auto" style:use-optimal-row-height="true"/>
    </style:style>
    <style:style style:name="ro8" style:family="table-row">
      <style:table-row-properties style:row-height="1.236cm" fo:break-before="auto" style:use-optimal-row-height="true"/>
    </style:style>
    <style:style style:name="ta1" style:family="table" style:master-page-name="Default">
      <style:table-properties table:display="true" style:writing-mode="lr-tb"/>
    </style:style>
    <number:number-style style:name="N10000" number:language="en" number:country="US">
      <number:number number:min-integer-digits="1"/>
    </number:number-style>
    <style:style style:name="ce4" style:family="table-cell" style:parent-style-name="Default">
      <style:table-cell-properties fo:wrap-option="wrap" style:vertical-align="top"/>
      <style:text-properties fo:language="en" fo:country="US"/>
    </style:style>
    <style:style style:name="ce5" style:family="table-cell" style:parent-style-name="Default">
      <style:table-cell-properties fo:wrap-option="wrap"/>
    </style:style>
    <style:style style:name="ce2" style:family="table-cell" style:parent-style-name="Default" style:data-style-name="N10000">
      <style:table-cell-properties fo:wrap-option="wrap" style:rotation-align="bottom" style:vertical-align="top"/>
      <style:text-properties fo:language="en" fo:country="US"/>
    </style:style>
    <style:style style:name="ce8" style:family="table-cell" style:parent-style-name="Default" style:data-style-name="N10000">
      <style:text-properties fo:language="en" fo:country="US"/>
    </style:style>
    <style:style style:name="ce9" style:family="table-cell" style:parent-style-name="Default">
      <style:table-cell-properties fo:wrap-option="wrap" style:vertical-align="top"/>
      <style:text-properties fo:language="none" fo:country="none"/>
    </style:style>
    <style:style style:name="ce10" style:family="table-cell" style:parent-style-name="Default">
      <style:text-properties fo:language="none" fo:country="none"/>
    </style:style>
    <style:style style:name="ce11" style:family="table-cell" style:parent-style-name="Default" style:data-style-name="N10000">
      <style:table-cell-properties fo:wrap-option="wrap" style:rotation-align="bottom" style:vertical-align="top"/>
      <style:text-properties fo:language="none" fo:country="none"/>
    </style:style>
    <style:style style:name="ce16" style:family="table-cell" style:parent-style-name="Default">
      <style:table-cell-properties fo:wrap-option="wrap" style:vertical-align="top"/>
      <style:text-properties style:text-outline="false" style:text-line-through-style="none" style:text-line-through-type="none" style:font-name="Liberation Sans" fo:font-size="10pt" fo:language="none" fo:country="none"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fo:language="none" fo:country="none"/>
    </style:style>
    <style:style style:name="T3"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pl" fo:country="PL"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4"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none" fo:country="none"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5"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fo:language="en" fo:country="US"/>
    </style:style>
  </office:automatic-styles>
  <office:body>
    <office:spreadsheet>
      <table:calculation-settings table:automatic-find-labels="false" table:use-regular-expressions="false" table:use-wildcards="true"/>
      <table:table table:name="Table" table:style-name="ta1">
        <table:table-column table:style-name="co1" table:default-cell-style-name="ce4"/>
        <table:table-column table:style-name="co2" table:default-cell-style-name="ce2"/>
        <table:table-column table:style-name="co2" table:default-cell-style-name="ce9"/>
        <table:table-row table:style-name="ro1">
          <table:table-cell office:value-type="string" calcext:value-type="string">
            <text:p>key</text:p>
          </table:table-cell>
          <table:table-cell office:value-type="string" calcext:value-type="string">
            <text:p>Press any key to continue</text:p>
          </table:table-cell>
          <table:table-cell office:value-type="string" calcext:value-type="string">
            <text:p>Naciśnij dowolny klawisz aby kontynuować</text:p>
          </table:table-cell>
        </table:table-row>
        <table:table-row table:style-name="ro1">
          <table:table-cell office:value-type="string" calcext:value-type="string">
            <text:p>PressAnyKey</text:p>
          </table:table-cell>
          <table:table-cell office:value-type="string" calcext:value-type="string">
            <text:p>Press any key to continue</text:p>
          </table:table-cell>
          <table:table-cell office:value-type="string" calcext:value-type="string">
            <text:p>Naciśnij dowolny klawisz aby kontynuować</text:p>
          </table:table-cell>
        </table:table-row>
        <table:table-row table:style-name="ro1">
          <table:table-cell office:value-type="string" calcext:value-type="string">
            <text:p>ProjectPolitico</text:p>
          </table:table-cell>
          <table:table-cell office:value-type="string" calcext:value-type="string">
            <text:p>Project Politico</text:p>
          </table:table-cell>
          <table:table-cell office:value-type="string" calcext:value-type="string">
            <text:p>Projekt Politico</text:p>
          </table:table-cell>
        </table:table-row>
        <table:table-row table:style-name="ro1">
          <table:table-cell table:number-columns-repeated="3" office:value-type="string" calcext:value-type="string">
            <text:p>Showreel</text:p>
          </table:table-cell>
        </table:table-row>
        <table:table-row table:style-name="ro1">
          <table:table-cell office:value-type="string" calcext:value-type="string">
            <text:p>Welcome</text:p>
          </table:table-cell>
          <table:table-cell office:value-type="string" calcext:value-type="string">
            <text:p>Welcome!</text:p>
          </table:table-cell>
          <table:table-cell office:value-type="string" calcext:value-type="string">
            <text:p>Witaj!</text:p>
          </table:table-cell>
        </table:table-row>
        <table:table-row table:style-name="ro1">
          <table:table-cell table:number-columns-repeated="2" office:value-type="string" calcext:value-type="string">
            <text:p>Continue</text:p>
          </table:table-cell>
          <table:table-cell office:value-type="string" calcext:value-type="string">
            <text:p>Kontynuuj</text:p>
          </table:table-cell>
        </table:table-row>
        <table:table-row table:style-name="ro1">
          <table:table-cell table:number-columns-repeated="3" office:value-type="string" calcext:value-type="string">
            <text:p>Info</text:p>
          </table:table-cell>
        </table:table-row>
        <table:table-row table:style-name="ro1">
          <table:table-cell table:number-columns-repeated="2" office:value-type="string" calcext:value-type="string">
            <text:p>Settings</text:p>
          </table:table-cell>
          <table:table-cell office:value-type="string" calcext:value-type="string">
            <text:p>Ustawienia</text:p>
          </table:table-cell>
        </table:table-row>
        <table:table-row table:style-name="ro1">
          <table:table-cell table:number-columns-repeated="2" office:value-type="string" calcext:value-type="string">
            <text:p>Save</text:p>
          </table:table-cell>
          <table:table-cell office:value-type="string" calcext:value-type="string">
            <text:p>Zapisz</text:p>
          </table:table-cell>
        </table:table-row>
        <table:table-row table:style-name="ro1">
          <table:table-cell table:number-columns-repeated="2" office:value-type="string" calcext:value-type="string">
            <text:p>Cancel</text:p>
          </table:table-cell>
          <table:table-cell office:value-type="string" calcext:value-type="string">
            <text:p>Anuluj</text:p>
          </table:table-cell>
        </table:table-row>
        <table:table-row table:style-name="ro1">
          <table:table-cell office:value-type="string" calcext:value-type="string">
            <text:p>QuitQuestion</text:p>
          </table:table-cell>
          <table:table-cell office:value-type="string" calcext:value-type="string">
            <text:p>Quit?</text:p>
          </table:table-cell>
          <table:table-cell office:value-type="string" calcext:value-type="string">
            <text:p>Wyjść?</text:p>
          </table:table-cell>
        </table:table-row>
        <table:table-row table:style-name="ro1">
          <table:table-cell table:number-columns-repeated="2" office:value-type="string" calcext:value-type="string">
            <text:p>Yes</text:p>
          </table:table-cell>
          <table:table-cell office:value-type="string" calcext:value-type="string">
            <text:p>Tak</text:p>
          </table:table-cell>
        </table:table-row>
        <table:table-row table:style-name="ro1">
          <table:table-cell office:value-type="string" calcext:value-type="string">
            <text:p>DoYouWantToCloseQuestion</text:p>
          </table:table-cell>
          <table:table-cell office:value-type="string" calcext:value-type="string">
            <text:p>Do you want to close application?</text:p>
          </table:table-cell>
          <table:table-cell office:value-type="string" calcext:value-type="string">
            <text:p>Czy chcesz zamknąć aplikację?</text:p>
          </table:table-cell>
        </table:table-row>
        <table:table-row table:style-name="ro1">
          <table:table-cell office:value-type="string" calcext:value-type="string">
            <text:p>PlacingRooms</text:p>
          </table:table-cell>
          <table:table-cell office:value-type="string" calcext:value-type="string">
            <text:p>Placing Rooms</text:p>
          </table:table-cell>
          <table:table-cell office:value-type="string" calcext:value-type="string">
            <text:p>Umieszczanie Pokojów</text:p>
          </table:table-cell>
        </table:table-row>
        <table:table-row table:style-name="ro2">
          <table:table-cell office:value-type="string" calcext:value-type="string">
            <text:p>PlacingRoomsText</text:p>
          </table:table-cell>
          <table:table-cell office:value-type="string" calcext:value-type="string">
            <text:p>The fundamental mechanism of this project involves constructing rooms that deliver particular products and meet the requirements of the party leader. The addition of a new room replaces the existing interior and triggers a series of animations, such as repainting the walls and floors, which are managed by a custom shader. Additionally, the overlay system that offers a semi-transparent preview of the new room's interior is noteworthy.</text:p>
          </table:table-cell>
          <table:table-cell office:value-type="string" calcext:value-type="string">
            <text:p>Główny mechanizm niniejszego projektu polega na konstruowaniu pokojów, które dostarczają odpowiednich produktów i zaspokajają potrzeby lidera partii. Dodanie nowego pokoju skutkuje zastąpieniem poprzedniego wnętrza i uruchamia sekwencję animacji, takich jak przemalowywanie ścian i podłóg, które są obsługiwane przez niestandardowy shader. Dodatkowo, na uwagę zasługuje system przysłaniania, który wyświetla półprzezroczysty podgląd wnętrza nowego pokoju.</text:p>
          </table:table-cell>
        </table:table-row>
        <table:table-row table:style-name="ro1">
          <table:table-cell office:value-type="string" calcext:value-type="string">
            <text:p>WorkerNavigation</text:p>
          </table:table-cell>
          <table:table-cell office:value-type="string" calcext:value-type="string">
            <text:p>Worker Navigation</text:p>
          </table:table-cell>
          <table:table-cell office:value-type="string" calcext:value-type="string">
            <text:p>Nawigacja Pracowników</text:p>
          </table:table-cell>
        </table:table-row>
        <table:table-row table:style-name="ro3">
          <table:table-cell office:value-type="string" calcext:value-type="string">
            <text:p>WorkerNavigationText</text:p>
          </table:table-cell>
          <table:table-cell office:value-type="string" calcext:value-type="string">
            <text:p>When the game is loaded, the navigation system is activated, establishing a series of interconnected navigation points. It employs the AStar algorithm to determine the most efficient route whenever a worker needs to move from one room to another. The positioning of workers within a room is managed through animations specific to that room.</text:p>
          </table:table-cell>
          <table:table-cell office:value-type="string" calcext:value-type="string">
            <text:p>System nawigacji jest aktywowany po wczytaniu się gry, co skutkuje utworzeniem siatki połączonych ze sobą punktów. Wykorzystuje on algorytm Astar aby wyznaczać najefektywniejsze ścieżki gdy dany pracownik musi przejść z jednego pokoju do drugiego. Pozycjonowanie pracowników w pokojach jest natomiast obsługiwane za pomocą animacji dedykowanych dla danego pokoju.</text:p>
          </table:table-cell>
        </table:table-row>
        <table:table-row table:style-name="ro1">
          <table:table-cell office:value-type="string" calcext:value-type="string">
            <text:p>ProductionCycle</text:p>
          </table:table-cell>
          <table:table-cell office:value-type="string" calcext:value-type="string">
            <text:p>Production Cycle</text:p>
          </table:table-cell>
          <table:table-cell office:value-type="string" calcext:value-type="string">
            <text:p>Cykl Produkcyjny</text:p>
          </table:table-cell>
        </table:table-row>
        <table:table-row table:style-name="ro4">
          <table:table-cell office:value-type="string" calcext:value-type="string">
            <text:p>ProductionCycleText</text:p>
          </table:table-cell>
          <table:table-cell office:value-type="string" calcext:value-type="string">
            <text:p>The game's prototype enables the assignment of workers to various rooms. These workers produce either money or goods that must be transported to the nearest warehouse. Throughout the workday, workers accumulate experience at the cost of their energy, necessitating visits to relaxation rooms to restore this resource before returning to their tasks.</text:p>
          </table:table-cell>
          <table:table-cell office:value-type="string" calcext:value-type="string">
            <text:p>Prototyp gry umożliwia przypisywanie pracowników do różnych pokojów. Wspomniani pracownicy generują dochody oraz dobra, które muszą zostać dostarczone do najbliższego magazynu. Wykonując obowiązki, pracownicy gromadzą doświadczenie kosztem energii, którą muszą zregenerować w pokojach relaksacyjnych zanim powrócą do pracy. </text:p>
          </table:table-cell>
        </table:table-row>
        <table:table-row table:style-name="ro1">
          <table:table-cell office:value-type="string" calcext:value-type="string">
            <text:p>EquipmentSystem</text:p>
          </table:table-cell>
          <table:table-cell office:value-type="string" calcext:value-type="string">
            <text:p>Equipment System</text:p>
          </table:table-cell>
          <table:table-cell office:value-type="string" calcext:value-type="string">
            <text:p>System Wyposażenia</text:p>
          </table:table-cell>
        </table:table-row>
        <table:table-row table:style-name="ro3">
          <table:table-cell office:value-type="string" calcext:value-type="string">
            <text:p>EquipmentSystemText</text:p>
          </table:table-cell>
          <table:table-cell office:value-type="string" calcext:value-type="string">
            <text:p>The present condition of the project enables employees to utilize various types of equipment, thereby enhancing their abilities in executing specific tasks, such as augmenting their experience acquisition or increasing the volume of goods produced. The appearance of workers is updated in real-time, and each item can be depicted using distinct 3D models.</text:p>
          </table:table-cell>
          <table:table-cell office:value-type="string" calcext:value-type="string">
            <text:p>Na aktualnym etapie rozwoju projektu pracownicy mogą wykorzystywać różne rodzaje wyposażenia, które wpływają na ich zdolności do wykonywania określonych zadań, np. zwiększając ilość produkowanych dóbr lub gromadzonego doświadczenia. Wygląd pracowników jest aktualizowany w czasie rzeczywistym, a każdy przedmiot jest reprezentowany przez inny model 3D.</text:p>
          </table:table-cell>
        </table:table-row>
        <table:table-row table:style-name="ro1">
          <table:table-cell office:value-type="string" calcext:value-type="string">
            <text:p>EditingWorkers</text:p>
          </table:table-cell>
          <table:table-cell office:value-type="string" calcext:value-type="string">
            <text:p>Editing Workers</text:p>
          </table:table-cell>
          <table:table-cell office:value-type="string" calcext:value-type="string">
            <text:p>Edycja Pracowników</text:p>
          </table:table-cell>
        </table:table-row>
        <table:table-row table:style-name="ro4">
          <table:table-cell office:value-type="string" calcext:value-type="string">
            <text:p>EditingWorkersText</text:p>
          </table:table-cell>
          <table:table-cell office:value-type="string" calcext:value-type="string">
            <text:p>In the future, every worker will possess distinct physical characteristics, including variations in body shape, hair, gender, and more. To facilitate the creation of these diverse avatars, a worker body system has been established, enabling the interchange of body parts in edit mode. This allows for the development and preservation of unique presets as prefabs.</text:p>
          </table:table-cell>
          <table:table-cell office:value-type="string" calcext:value-type="string">
            <text:p>W przyszłości każdy pracownik będzie posiadał inne cechy, jak na przykład: kształt ciała, fryzura, płeć itd. Aby usprawnić proces tworzenia różnorodnych awatarów, wprowadzono system umożliwiający modyfikację elementów składających się na model pracownika w edytorze. Pozwala to na generowanie unikalnych prefabrykatów. </text:p>
          </table:table-cell>
        </table:table-row>
        <table:table-row table:style-name="ro1">
          <table:table-cell table:number-columns-repeated="2" office:value-type="string" calcext:value-type="string">
            <text:p>Display</text:p>
          </table:table-cell>
          <table:table-cell office:value-type="string" calcext:value-type="string">
            <text:p>Obraz</text:p>
          </table:table-cell>
        </table:table-row>
        <table:table-row table:style-name="ro1">
          <table:table-cell office:value-type="string" calcext:value-type="string">
            <text:p>WindowMode</text:p>
          </table:table-cell>
          <table:table-cell office:value-type="string" calcext:value-type="string">
            <text:p>Window Mode</text:p>
          </table:table-cell>
          <table:table-cell office:value-type="string" calcext:value-type="string">
            <text:p>Tryb Wyświetlania</text:p>
          </table:table-cell>
        </table:table-row>
        <table:table-row table:style-name="ro1">
          <table:table-cell table:number-columns-repeated="2" office:value-type="string" calcext:value-type="string">
            <text:p>Windowed</text:p>
          </table:table-cell>
          <table:table-cell office:value-type="string" calcext:value-type="string">
            <text:p>W Oknie</text:p>
          </table:table-cell>
        </table:table-row>
        <table:table-row table:style-name="ro1">
          <table:table-cell table:number-columns-repeated="2" office:value-type="string" calcext:value-type="string">
            <text:p>Fullscreen</text:p>
          </table:table-cell>
          <table:table-cell office:value-type="string" calcext:value-type="string">
            <text:p>Pełny Ekran</text:p>
          </table:table-cell>
        </table:table-row>
        <table:table-row table:style-name="ro1">
          <table:table-cell table:number-columns-repeated="2" office:value-type="string" calcext:value-type="string">
            <text:p>Resolution</text:p>
          </table:table-cell>
          <table:table-cell office:value-type="string" calcext:value-type="string">
            <text:p>Rozdzielczość</text:p>
          </table:table-cell>
        </table:table-row>
        <table:table-row table:style-name="ro1">
          <table:table-cell office:value-type="string" calcext:value-type="string">
            <text:p>RefreshRate</text:p>
          </table:table-cell>
          <table:table-cell office:value-type="string" calcext:value-type="string">
            <text:p>Refresh Rate</text:p>
          </table:table-cell>
          <table:table-cell office:value-type="string" calcext:value-type="string">
            <text:p>Częstotliwość Odświeżania</text:p>
          </table:table-cell>
        </table:table-row>
        <table:table-row table:style-name="ro1">
          <table:table-cell table:number-columns-repeated="2" office:value-type="string" calcext:value-type="string">
            <text:p>Unlimited</text:p>
          </table:table-cell>
          <table:table-cell office:value-type="string" calcext:value-type="string">
            <text:p>Nielimitowana</text:p>
          </table:table-cell>
        </table:table-row>
        <table:table-row table:style-name="ro1">
          <table:table-cell office:value-type="string" calcext:value-type="string">
            <text:p>VerticalSync</text:p>
          </table:table-cell>
          <table:table-cell office:value-type="string" calcext:value-type="string">
            <text:p>Vertical Sync</text:p>
          </table:table-cell>
          <table:table-cell office:value-type="string" calcext:value-type="string">
            <text:p>Synchronizacja Pionowa</text:p>
          </table:table-cell>
        </table:table-row>
        <table:table-row table:style-name="ro1">
          <table:table-cell table:number-columns-repeated="2" office:value-type="string" calcext:value-type="string">
            <text:p>On</text:p>
          </table:table-cell>
          <table:table-cell office:value-type="string" calcext:value-type="string">
            <text:p>Włączono</text:p>
          </table:table-cell>
        </table:table-row>
        <table:table-row table:style-name="ro1">
          <table:table-cell table:number-columns-repeated="2" office:value-type="string" calcext:value-type="string">
            <text:p>Off</text:p>
          </table:table-cell>
          <table:table-cell office:value-type="string" calcext:value-type="string">
            <text:p>Wyłączono</text:p>
          </table:table-cell>
        </table:table-row>
        <table:table-row table:style-name="ro1">
          <table:table-cell table:number-columns-repeated="2" office:value-type="string" calcext:value-type="string">
            <text:p>Effects</text:p>
          </table:table-cell>
          <table:table-cell office:value-type="string" calcext:value-type="string">
            <text:p>Efekty</text:p>
          </table:table-cell>
        </table:table-row>
        <table:table-row table:style-name="ro1">
          <table:table-cell office:value-type="string" calcext:value-type="string">
            <text:p>BlurQuality</text:p>
          </table:table-cell>
          <table:table-cell office:value-type="string" calcext:value-type="string">
            <text:p>Blur Quality</text:p>
          </table:table-cell>
          <table:table-cell office:value-type="string" calcext:value-type="string">
            <text:p>Jakość Rozmycia</text:p>
          </table:table-cell>
        </table:table-row>
        <table:table-row table:style-name="ro1">
          <table:table-cell table:number-columns-repeated="2" office:value-type="string" calcext:value-type="string">
            <text:p>Low</text:p>
          </table:table-cell>
          <table:table-cell office:value-type="string" calcext:value-type="string">
            <text:p>Niska</text:p>
          </table:table-cell>
        </table:table-row>
        <table:table-row table:style-name="ro1">
          <table:table-cell table:number-columns-repeated="2" office:value-type="string" calcext:value-type="string">
            <text:p>Medium</text:p>
          </table:table-cell>
          <table:table-cell office:value-type="string" calcext:value-type="string">
            <text:p>Średnia</text:p>
          </table:table-cell>
        </table:table-row>
        <table:table-row table:style-name="ro1">
          <table:table-cell table:number-columns-repeated="2" office:value-type="string" calcext:value-type="string">
            <text:p>High</text:p>
          </table:table-cell>
          <table:table-cell office:value-type="string" calcext:value-type="string">
            <text:p>Wysoka</text:p>
          </table:table-cell>
        </table:table-row>
        <table:table-row table:style-name="ro1">
          <table:table-cell table:number-columns-repeated="2" office:value-type="string" calcext:value-type="string">
            <text:p>Other</text:p>
          </table:table-cell>
          <table:table-cell office:value-type="string" calcext:value-type="string">
            <text:p>Inne</text:p>
          </table:table-cell>
        </table:table-row>
        <table:table-row table:style-name="ro1">
          <table:table-cell office:value-type="string" calcext:value-type="string">
            <text:p>ShowWelcomeWindow</text:p>
          </table:table-cell>
          <table:table-cell office:value-type="string" calcext:value-type="string">
            <text:p>Show Welcome Window</text:p>
          </table:table-cell>
          <table:table-cell office:value-type="string" calcext:value-type="string">
            <text:p>Pokaż Okno Powitalne</text:p>
          </table:table-cell>
        </table:table-row>
        <table:table-row table:style-name="ro1">
          <table:table-cell table:style-name="ce5" office:value-type="string" calcext:value-type="string">
            <text:p>No</text:p>
          </table:table-cell>
          <table:table-cell table:style-name="ce8" office:value-type="string" calcext:value-type="string">
            <text:p>No</text:p>
          </table:table-cell>
          <table:table-cell table:style-name="ce10" office:value-type="string" calcext:value-type="string">
            <text:p>Nie</text:p>
          </table:table-cell>
        </table:table-row>
        <table:table-row table:style-name="ro1">
          <table:table-cell table:number-columns-repeated="2" office:value-type="string" calcext:value-type="string">
            <text:p>Theme</text:p>
          </table:table-cell>
          <table:table-cell office:value-type="string" calcext:value-type="string">
            <text:p>Motyw</text:p>
          </table:table-cell>
        </table:table-row>
        <table:table-row table:style-name="ro1">
          <table:table-cell table:style-name="ce5" office:value-type="string" calcext:value-type="string">
            <text:p>Light</text:p>
          </table:table-cell>
          <table:table-cell table:style-name="ce8" office:value-type="string" calcext:value-type="string">
            <text:p>Light</text:p>
          </table:table-cell>
          <table:table-cell table:style-name="ce10" office:value-type="string" calcext:value-type="string">
            <text:p>Jasny</text:p>
          </table:table-cell>
        </table:table-row>
        <table:table-row table:style-name="ro1">
          <table:table-cell table:number-columns-repeated="2" office:value-type="string" calcext:value-type="string">
            <text:p>Dark</text:p>
          </table:table-cell>
          <table:table-cell office:value-type="string" calcext:value-type="string">
            <text:p>Ciemny</text:p>
          </table:table-cell>
        </table:table-row>
        <table:table-row table:style-name="ro1">
          <table:table-cell table:number-columns-repeated="2" office:value-type="string" calcext:value-type="string">
            <text:p>Language</text:p>
          </table:table-cell>
          <table:table-cell office:value-type="string" calcext:value-type="string">
            <text:p>Język</text:p>
          </table:table-cell>
        </table:table-row>
        <table:table-row table:style-name="ro1">
          <table:table-cell office:value-type="string" calcext:value-type="string">
            <text:p>English</text:p>
          </table:table-cell>
          <table:table-cell office:value-type="string" calcext:value-type="string">
            <text:p>English (en)</text:p>
          </table:table-cell>
          <table:table-cell office:value-type="string" calcext:value-type="string">
            <text:p>Angielski (en)</text:p>
          </table:table-cell>
        </table:table-row>
        <table:table-row table:style-name="ro1">
          <table:table-cell office:value-type="string" calcext:value-type="string">
            <text:p>Polish</text:p>
          </table:table-cell>
          <table:table-cell office:value-type="string" calcext:value-type="string">
            <text:p>Polish (pl)</text:p>
          </table:table-cell>
          <table:table-cell office:value-type="string" calcext:value-type="string">
            <text:p>Polski (pl)</text:p>
          </table:table-cell>
        </table:table-row>
        <table:table-row table:style-name="ro1">
          <table:table-cell office:value-type="string" calcext:value-type="string">
            <text:p>LayoutSystem</text:p>
          </table:table-cell>
          <table:table-cell office:value-type="string" calcext:value-type="string">
            <text:p>Layout System</text:p>
          </table:table-cell>
          <table:table-cell office:value-type="string" calcext:value-type="string">
            <text:p>System Planowania UI</text:p>
          </table:table-cell>
        </table:table-row>
        <table:table-row table:style-name="ro1">
          <table:table-cell office:value-type="string" calcext:value-type="string">
            <text:p>StandaloneComponent</text:p>
          </table:table-cell>
          <table:table-cell office:value-type="string" calcext:value-type="string">
            <text:p>Standalone Component</text:p>
          </table:table-cell>
          <table:table-cell office:value-type="string" calcext:value-type="string">
            <text:p>Samodzielny Komponent</text:p>
          </table:table-cell>
        </table:table-row>
        <table:table-row table:style-name="ro4">
          <table:table-cell office:value-type="string" calcext:value-type="string">
            <text:p>StandaloneComponentText</text:p>
          </table:table-cell>
          <table:table-cell office:value-type="string" calcext:value-type="string">
            <text:p>The layout system provides the Layout Frame component, which can be added to a game object using the standard "Add Component" button or through the Transform context menu. When the Layout Frame component is added in editor mode, the interface layout will be automatically adjusted without the need for any further actions.</text:p>
          </table:table-cell>
          <table:table-cell office:value-type="string" calcext:value-type="string">
            <text:p>System planowania UI zawiera komponent Layout Frame, który może zostać dodany do obiektu gry za pomocą standardowego przycisku „Add Component” lub poprzez menu kontekstowe elementu Transform. Po dodaniu komponentu Layout Frame w trybie edycji, elementy interfejsu są rozmieszczane automatycznie.</text:p>
          </table:table-cell>
        </table:table-row>
        <table:table-row table:style-name="ro1">
          <table:table-cell office:value-type="string" calcext:value-type="string">
            <text:p>FlowAndAlignment</text:p>
          </table:table-cell>
          <table:table-cell office:value-type="string" calcext:value-type="string">
            <text:p>Flow and Alignment</text:p>
          </table:table-cell>
          <table:table-cell office:value-type="string" calcext:value-type="string">
            <text:p>Przepływ i Wyrównywanie</text:p>
          </table:table-cell>
        </table:table-row>
        <table:table-row table:style-name="ro5">
          <table:table-cell office:value-type="string" calcext:value-type="string">
            <text:p>FlowAndAlignmentText</text:p>
          </table:table-cell>
          <table:table-cell office:value-type="string" calcext:value-type="string">
            <text:p>The Layout Frame provides the capability to modify the flow and alignment of content. Child elements can be arranged horizontally, vertically, or in wrap mode, which functions similarly to text, causing overflowing frames to move to the next line. Additionally, it is possible to adjust the positioning of child elements to align with the right, left, or center of the parent container.</text:p>
          </table:table-cell>
          <table:table-cell office:value-type="string" calcext:value-type="string">
            <text:p><text:span text:style-name="T3">Komponent Layout Frame pozwala zarządzać układem elementów składowych. Wspominane elementy mogą być ułożone poziomo, pionowo lub w trybie zawijania, który działa podobnie do teksu, powodując przemieszczenie elementów powodujących przepełnienie do następnej linii</text:span>. Dodatkowo, istnieje możliwość pozycjonowania ramek podrzędnych, tak by przylegały do lewej lub prawej krawędzi elementu nadrzędnego, albo pozostawały wyśrodkowane.</text:p>
          </table:table-cell>
        </table:table-row>
        <table:table-row table:style-name="ro1">
          <table:table-cell office:value-type="string" calcext:value-type="string">
            <text:p>ResizingAndAnimation</text:p>
          </table:table-cell>
          <table:table-cell office:value-type="string" calcext:value-type="string">
            <text:p>Resizing and Animation</text:p>
          </table:table-cell>
          <table:table-cell office:value-type="string" calcext:value-type="string">
            <text:p>Rozmiar i Animacje</text:p>
          </table:table-cell>
        </table:table-row>
        <table:table-row table:style-name="ro3">
          <table:table-cell office:value-type="string" calcext:value-type="string">
            <text:p>ResizingAndAnimationText</text:p>
          </table:table-cell>
          <table:table-cell office:value-type="string" calcext:value-type="string">
            <text:p>The child and parent interface elements, while maintaining a fixed pixel size, can be modified to either occupy the entire parent container or reduce in size to align with the content, whether vertically, horizontally, or in both dimensions. In addition to the rotation property, a specialized content offset property has been introduced to facilitate efficient animation without the necessity of reconstructing the entire layout.</text:p>
          </table:table-cell>
          <table:table-cell office:value-type="string" calcext:value-type="string">
            <text:p>Zarówno główny komponent jak i jego elementy podrzędne, poza podstawowym wymiarem podanym w pikselach, mogą być modyfikowane aby zajmowały dostępną przestrzeń lub dopasowywały się do zawartości zarówno w pionie, jak i w poziomie. Udostępniono również właściwości rotacji oraz przesunięcia zawartości, które pozwalają na tworzenie animacji bez konieczności rekonstrukcji całego interfejsu.</text:p>
          </table:table-cell>
        </table:table-row>
        <table:table-row table:style-name="ro1">
          <table:table-cell office:value-type="string" calcext:value-type="string">
            <text:p>PaddingAndSpacingWorkflow</text:p>
          </table:table-cell>
          <table:table-cell office:value-type="string" calcext:value-type="string">
            <text:p>Padding and Spacing Workflow</text:p>
          </table:table-cell>
          <table:table-cell office:value-type="string" calcext:value-type="string">
            <text:p>Praca z Marginesami i Odstępami</text:p>
          </table:table-cell>
        </table:table-row>
        <table:table-row table:style-name="ro4">
          <table:table-cell office:value-type="string" calcext:value-type="string">
            <text:p>PaddingAndSpacingWorkflowText</text:p>
          </table:table-cell>
          <table:table-cell office:value-type="string" calcext:value-type="string">
            <text:p>The custom layout system enables the utilization of a padding and spacing workflow, allowing users to manage multiple child frames through a limited set of properties, rather than manually positioning each object or individually adjusting the margin properties of each item.</text:p>
          </table:table-cell>
          <table:table-cell office:value-type="string" calcext:value-type="string">
            <text:p>Wprowadzony system planowania interfejsu kładzie nacisk na korzystanie z techniki „Padding and Spacing Workflow”, która pozwala zarządzać pozycjonowaniem wielu elementów za pomocą niewielkiego zbioru właściwości, zamiast zmuszać użytkownika do dostosowywania pozycji każdego elementu z osobna. </text:p>
          </table:table-cell>
        </table:table-row>
        <table:table-row table:style-name="ro1">
          <table:table-cell office:value-type="string" calcext:value-type="string">
            <text:p>ErrorDetection</text:p>
          </table:table-cell>
          <table:table-cell office:value-type="string" calcext:value-type="string">
            <text:p>Error Detection</text:p>
          </table:table-cell>
          <table:table-cell office:value-type="string" calcext:value-type="string">
            <text:p>Wykrywanie Błędów</text:p>
          </table:table-cell>
        </table:table-row>
        <table:table-row table:style-name="ro5">
          <table:table-cell office:value-type="string" calcext:value-type="string">
            <text:p>ErrorDetectionText</text:p>
          </table:table-cell>
          <table:table-cell office:value-type="string" calcext:value-type="string">
            <text:p>A significant drawback of the proposed solution is the potential for encountering a scenario that can be characterized as a collision. This occurs, for instance, when a container attempts to resize itself to fit the dimensions of a child element, while the child element simultaneously strives to conform to the size of its parent. Instances of such conflicts are indicated by marking invalid properties and presenting a warning icon within the hierarchy window.</text:p>
          </table:table-cell>
          <table:table-cell office:value-type="string" calcext:value-type="string">
            <text:p>Znaczącą wadą zaproponowanego rozwiązania jest możliwość napotkania sytuacji, którą można określić jako kolizję. Przykładowo, występuje ona gdy gdy element nadrzędny usiłuje dopasować się do elementów podrzędnych, podczas gdy te starają się wypełnić przestrzeń ramki-rodzica. W przypadku wystąpienia takiego konfliktu, system oznacza związane z nim właściwości jako nieprawidłowe i umieszcza ikony ostrzeżenia w oknie hierarchii.</text:p>
          </table:table-cell>
        </table:table-row>
        <table:table-row table:style-name="ro1">
          <table:table-cell office:value-type="string" calcext:value-type="string">
            <text:p>TextSupport</text:p>
          </table:table-cell>
          <table:table-cell office:value-type="string" calcext:value-type="string">
            <text:p>Text Support</text:p>
          </table:table-cell>
          <table:table-cell office:value-type="string" calcext:value-type="string">
            <text:p>Pozycjonowanie Tekstu</text:p>
          </table:table-cell>
        </table:table-row>
        <table:table-row table:style-name="ro5">
          <table:table-cell office:value-type="string" calcext:value-type="string">
            <text:p>TextSupportText</text:p>
          </table:table-cell>
          <table:table-cell office:value-type="string" calcext:value-type="string">
            <text:p>A user interface is not considered complete without the inclusion of text support; therefore, Text Mesh UI components are incorporated. When a component of this nature is added, the Layout Frame recognizes it and provides a designated field for text input. Subsequently, additional properties can be utilized to modify the text's behavior, such as enabling the wrapping container to expand in response to an increasing character string.</text:p>
          </table:table-cell>
          <table:table-cell office:value-type="string" calcext:value-type="string">
            <text:p>Interfejs użytkownika nie byłby kompletny bez elementów tekstowych, toteż zaimplementowano wsparcie komponentów Text Mesh UI. Komponent Layout Frame automatycznie wykrywa dodany element tekstowy i udostępnia specjalne pole w oknie inspektora. Następnie, właściwości Layout Frame mogą zostać wykorzystane, by odpowiednio dopasować ramkę do tekstu, która może rosnąć wraz z łańcuchem znaków lub ograniczyć jego długość.</text:p>
          </table:table-cell>
        </table:table-row>
        <table:table-row table:style-name="ro1">
          <table:table-cell office:value-type="string" calcext:value-type="string">
            <text:p>UIToolkitLocalization</text:p>
          </table:table-cell>
          <table:table-cell office:value-type="string" calcext:value-type="string">
            <text:p>UI Toolkit Localization</text:p>
          </table:table-cell>
          <table:table-cell office:value-type="string" calcext:value-type="string">
            <text:p>UI Toolkit - Lokalizacja</text:p>
          </table:table-cell>
        </table:table-row>
        <table:table-row table:style-name="ro1">
          <table:table-cell office:value-type="string" calcext:value-type="string">
            <text:p>LocalizationWindow</text:p>
          </table:table-cell>
          <table:table-cell office:value-type="string" calcext:value-type="string">
            <text:p>Localization Window</text:p>
          </table:table-cell>
          <table:table-cell office:value-type="string" calcext:value-type="string">
            <text:p>Okno Lokalizacji</text:p>
          </table:table-cell>
        </table:table-row>
        <table:table-row table:style-name="ro5">
          <table:table-cell office:value-type="string" calcext:value-type="string">
            <text:p>LocalizationWindowText</text:p>
          </table:table-cell>
          <table:table-cell office:value-type="string" calcext:value-type="string">
            <text:p>The localization process can be administered via a dedicated interface that reveals the localization address for each registered text element, which comprises a localization table and a key. Every text element is stored in a database and is recognized by a unique identifier, allowing users to modify the label's name or even the complete structure of the Visual Tree, while ensuring that the UI element remains accurately localized.</text:p>
          </table:table-cell>
          <table:table-cell office:value-type="string" calcext:value-type="string">
            <text:p>Proces lokalizacji jest zarządzany za pośrednictwem dedykowanego okna, które wyświetla adres lokalizacji (nazwa tabeli i klucz) każdego zarejestrowanego elementu tekstowego. Każdy ze wspomnianych elementów jest przechowywany w bazie danych pod unikalnym identyfikatorem. Pozwala to na bezpieczną modyfikację nie tylko właściwości elementu, ale również struktury hierarchicznej.</text:p>
          </table:table-cell>
        </table:table-row>
        <table:table-row table:style-name="ro1">
          <table:table-cell office:value-type="string" calcext:value-type="string">
            <text:p>LocalizationTables</text:p>
          </table:table-cell>
          <table:table-cell office:value-type="string" calcext:value-type="string">
            <text:p>Localization Tables</text:p>
          </table:table-cell>
          <table:table-cell office:value-type="string" calcext:value-type="string">
            <text:p>Tabele Lokalizacyjne</text:p>
          </table:table-cell>
        </table:table-row>
        <table:table-row table:style-name="ro3">
          <table:table-cell office:value-type="string" calcext:value-type="string">
            <text:p>LocalizationTablesText</text:p>
          </table:table-cell>
          <table:table-cell office:value-type="string" calcext:value-type="string">
            <text:p>The plugin prototype facilitates the creation of localization tables. An editable version of these tables is provided in a CSV format, which can be modified using a basic text editor or a more sophisticated spreadsheet application. The original tables can be linked to table assets that monitor changes in the source, subsequently enabling the localization of text elements.</text:p>
          </table:table-cell>
          <table:table-cell office:value-type="string" calcext:value-type="string">
            <text:p>Prototyp niniejszego dodatku pozwala na tworzenie tabel lokalizacyjnych. Edytowalnym formatem takowych tabel jest plik CSV, który może być modyfikowany za pomocą prostego edytora tekstowego lub bardziej złożonej aplikacji. Wspomniane pliki mogą zostać połączone z plikami zasobów, które monitorują zachodzące w nich zmiany, umożliwiając w ten sposób lokalizację elementów tekstowych.</text:p>
          </table:table-cell>
        </table:table-row>
        <table:table-row table:style-name="ro1">
          <table:table-cell table:number-columns-repeated="2" office:value-type="string" calcext:value-type="string">
            <text:p>Usage</text:p>
          </table:table-cell>
          <table:table-cell office:value-type="string" calcext:value-type="string">
            <text:p>Korzystanie</text:p>
          </table:table-cell>
        </table:table-row>
        <table:table-row table:style-name="ro5">
          <table:table-cell office:value-type="string" calcext:value-type="string">
            <text:p>UsageText</text:p>
          </table:table-cell>
          <table:table-cell office:value-type="string" calcext:value-type="string">
            <text:p>In Unity 2022, the UI Toolkit lacks localization support; therefore, the proposed solution aims to address this limitation. Users have the ability to associate tables and keys with each text element, regardless of whether the element is part of a custom control or a Visual Tree template. Any modifications made to the localization table will be updated in real-time upon saving the table file.</text:p>
          </table:table-cell>
          <table:table-cell office:value-type="string" calcext:value-type="string">
            <text:p>Pakiet UI Toolkit w Unity 2022 jest pozbawiony systemu lokalizacji, zaś celem proponowanego dodatku jest rozwiązanie tego problemu. Użytkownik będzie mógł powiązać tabele i klucze z elementami tekstowymi niezależnie od tego czy są one częścią obiektu Visual Tree, czy niestandardowej kontrolki interfejsu, a wszystkie modyfikacje wprowadzone w tablicy lokalizacyjnej będą aktualizowane po zapisaniu pliku tabeli.</text:p>
          </table:table-cell>
        </table:table-row>
        <table:table-row table:style-name="ro4">
          <table:table-cell office:value-type="string" calcext:value-type="string">
            <text:p>SettingsText</text:p>
          </table:table-cell>
          <table:table-cell office:value-type="string" calcext:value-type="string">
            <text:p>Upon the installation of the plugin, an asset for settings and a database are established. At this stage of development, the primary function of the settings asset is to facilitate the selection, addition, modification, and removal of locales. It is important to highlight that any alterations made to the settings asset are instantly visible in the UI Builder window.</text:p>
          </table:table-cell>
          <table:table-cell office:value-type="string" calcext:value-type="string">
            <text:p>Po zainstalowaniu wtyczki, tworzone są zasoby ustawień i bazy danych. Na aktualnym etapie rozwoju dodatku, głównym zadaniem ustawień jest umożliwienie wyboru, dodania, modyfikacji lub usunięcia języka. Warto przy okazji zaznaczyć, że wspomniane zmiany są natychmiastowo odzwierciedlane w oknie UI Builder.</text:p>
          </table:table-cell>
        </table:table-row>
        <table:table-row table:style-name="ro1">
          <table:table-cell office:value-type="string" calcext:value-type="string">
            <text:p>OtherProjects</text:p>
          </table:table-cell>
          <table:table-cell office:value-type="string" calcext:value-type="string">
            <text:p>Other Project</text:p>
          </table:table-cell>
          <table:table-cell office:value-type="string" calcext:value-type="string">
            <text:p>Inne Projekty</text:p>
          </table:table-cell>
        </table:table-row>
        <table:table-row table:style-name="ro1">
          <table:table-cell office:value-type="string" calcext:value-type="string">
            <text:p>ArcaneLands</text:p>
          </table:table-cell>
          <table:table-cell table:number-columns-repeated="2" office:value-type="string" calcext:value-type="string">
            <text:p>Arcane Lands</text:p>
          </table:table-cell>
        </table:table-row>
        <table:table-row table:style-name="ro5">
          <table:table-cell office:value-type="string" calcext:value-type="string">
            <text:p>ArcaneLandsText</text:p>
          </table:table-cell>
          <table:table-cell office:value-type="string" calcext:value-type="string">
            <text:p>The project is primarily focused on the PC platform and is being developed using the Godot Game Engine. At this stage of development, the game enables users to construct buildings, create roads, collect resources, and assign quests. To facilitate the development process, several supplementary tools have been created, including a map editor and a decal drawer, as older versions of Godot did not support decals.</text:p>
          </table:table-cell>
          <table:table-cell office:value-type="string" calcext:value-type="string">
            <text:p>Projekt jest przede wszystkim dedykowany dla platformy PC i jest rozwijany z wykorzystaniem silnika Godot Game Engine. Na aktualnym stadium opracowania gra umożliwia użytkownikom tworzenie budynków i dróg, gromadzeni zasobów i przydzielanie zadań. Aby ułatwić proces tworzenia gry, opracowano kilka dodatkowych narzędzi jak edytor map czy narzędzie do rysowania decali, nie wspieranych w starszych wersjach silnika Godot.</text:p>
          </table:table-cell>
        </table:table-row>
        <table:table-row table:style-name="ro1">
          <table:table-cell office:value-type="string" calcext:value-type="string">
            <text:p>AerobaticAircraftGame</text:p>
          </table:table-cell>
          <table:table-cell office:value-type="string" calcext:value-type="string">
            <text:p>Aerobatic Aircraft Game</text:p>
          </table:table-cell>
          <table:table-cell office:value-type="string" calcext:value-type="string">
            <text:p>Samolot Akrobacyjny - Gra</text:p>
          </table:table-cell>
        </table:table-row>
        <table:table-row table:style-name="ro5">
          <table:table-cell office:value-type="string" calcext:value-type="string">
            <text:p>AerobaticAircraftGameText</text:p>
          </table:table-cell>
          <table:table-cell office:value-type="string" calcext:value-type="string">
            <text:p>This game serves as a showcase for the functionalities of a custom game engine developed from the ground up. While it may appear straightforward, it is, in fact, a sophisticated piece of software that facilitates the integration of custom scripts, the reading of 3D models, textures, and shaders, as well as the implementation of a fundamental collision system. The game engine has been constructed using the JavaScript programming language and the Electron framework.</text:p>
          </table:table-cell>
          <table:table-cell office:value-type="string" calcext:value-type="string">
            <text:p>Ta gra jest pewnego rodzaju pokazem funkcjonalności niestandardowego silnika gry stworzonego od podstaw. Chociaż może się on wydawać prosty, jest w rzeczywistości złożonym oprogramowaniem, które pozwala na dodawanie dedykowanych skryptów, wczytywanie modeli 3D, plików tekstur i shaderów. Zawiera on również podstawowy system kolizji. Wspomniany silnik został wykonany z użyciem języka JavaScript i platformy Electron.</text:p>
          </table:table-cell>
        </table:table-row>
        <table:table-row table:style-name="ro1">
          <table:table-cell office:value-type="string" calcext:value-type="string">
            <text:p>TheOldOnes</text:p>
          </table:table-cell>
          <table:table-cell office:value-type="string" calcext:value-type="string">
            <text:p>The "Old Ones"</text:p>
          </table:table-cell>
          <table:table-cell office:value-type="string" calcext:value-type="string">
            <text:p>Projekty „Pradawne”</text:p>
          </table:table-cell>
        </table:table-row>
        <table:table-row table:style-name="ro4">
          <table:table-cell office:value-type="string" calcext:value-type="string">
            <text:p>TheOldOnesText</text:p>
          </table:table-cell>
          <table:table-cell office:value-type="string" calcext:value-type="string">
            <text:p>While earlier projects may not showcase my skills effectively and may lack in impressiveness, they nonetheless serve as evidence that my journey in game development commenced more than ten years ago. The River Boat project and vehicle suspension tests were developed using the UnityScript programming language in Unity version 3.0.</text:p>
          </table:table-cell>
          <table:table-cell office:value-type="string" calcext:value-type="string">
            <text:p>O ile moje pierwsze projekty nie są imponujące i efektywnie nie oddają moich umiejętności, o tyle są stanowczym dowodem na to, że moja przygoda z rozwojem gier komputerowych rozpoczęła się ponad dekadę temu. Projekt „River Boat” i testy zawieszenia pojazdów zostały stworzone jeszcze z wykorzystaniem języka UnityScript w Unity 3.0.</text:p>
          </table:table-cell>
        </table:table-row>
        <table:table-row table:style-name="ro6">
          <table:table-cell office:value-type="string" calcext:value-type="string">
            <text:p>Test1</text:p>
          </table:table-cell>
          <table:table-cell office:value-type="string" calcext:value-type="string">
            <text:p>Lorem &lt;link href="<text:a xlink:href="https://unity.com/" xlink:type="simple">https://unity.com/</text:a>"&gt;Link.com&lt;/link&gt; ipsum dolor &lt;link href="<text:a xlink:href="https://unity.com/" xlink:type="simple">https://unity.com/</text:a>"&gt;Link.com&lt;/link&gt; sit amet.</text:p>
          </table:table-cell>
          <table:table-cell table:style-name="ce11" office:value-type="string" calcext:value-type="string">
            <text:p>Lorem &lt;link href="<text:a xlink:href="https://unity.com/" xlink:type="simple">https://unity.com/</text:a>"&gt;Link.com&lt;/link&gt; ipsum dolor &lt;link href="<text:a xlink:href="https://unity.com/" xlink:type="simple">https://unity.com/</text:a>"&gt;Link.com&lt;/link&gt; sit amet.</text:p>
          </table:table-cell>
        </table:table-row>
        <table:table-row table:style-name="ro7">
          <table:table-cell office:value-type="string" calcext:value-type="string">
            <text:p>WelcomeDialogBoxText1</text:p>
          </table:table-cell>
          <table:table-cell office:value-type="string" calcext:value-type="string">
            <text:p>Hello and welcome to my little showreel application! I'm really happy you made it this far, as downloading and installing an app takes a bit of effort, so thank you once again!</text:p>
          </table:table-cell>
          <table:table-cell office:value-type="string" calcext:value-type="string">
            <text:p>Cześć! Witam w mojej skromnej aplikacji pokazowej. Szczerze powiedziawszy to cieszę się, że dotarłeś/łaś aż tutaj, szczególnie że apka nie pobiera i nie instaluje się sama, zatem jeszcze raz dzięki!</text:p>
          </table:table-cell>
        </table:table-row>
        <table:table-row table:style-name="ro4">
          <table:table-cell office:value-type="string" calcext:value-type="string">
            <text:p>WelcomeDialogBoxText2</text:p>
          </table:table-cell>
          <table:table-cell office:value-type="string" calcext:value-type="string">
            <text:p>Now, before you dive in, there are a few things to keep in mind. First, here's a handy tip: check the corners of the window for navigation buttons. You can also control the entire application using your keyboard. If you're curious about what each button does, just click the info button in the top right corner.</text:p>
          </table:table-cell>
          <table:table-cell office:value-type="string" calcext:value-type="string">
            <text:p>Teraz, zanim przejdziesz dalej, jest kilka spraw do omówienia. Po pierwsze, mała wskazówka: rzuć okiem na rogi ekranu, to tam znajdują się przyciski. Pamiętaj też, że całą aplikację można kontrolować za pomocą klawiatury, jeśli chcesz się dowiedzieć co jaki klawisz robi, poszukaj przycisku info w prawym górnym rogu.</text:p>
          </table:table-cell>
        </table:table-row>
        <table:table-row table:style-name="ro7">
          <table:table-cell office:value-type="string" calcext:value-type="string">
            <text:p>WelcomeDialogBoxText3</text:p>
          </table:table-cell>
          <table:table-cell office:value-type="string" calcext:value-type="string">
            <text:p><text:span text:style-name="T1">Secondly, I assume you downloaded this app from the source, so you might have already visited my repository. If you haven't, no worries - here's a &lt;link href="</text:span><text:span text:style-name="T1"><text:a xlink:href="https://unity.com/" xlink:type="simple">https://unity.com/</text:a></text:span><text:span text:style-name="T1">"&gt;link&lt;/link&gt; for you.</text:span></text:p>
          </table:table-cell>
          <table:table-cell office:value-type="string" calcext:value-type="string">
            <text:p><text:span text:style-name="T4">Druga rzecz, zakładam, że pobrałeś/łaś aplikację ze źródła, więc pewnie moje repozytorium jest Ci już znane. Ale jeśli tak nie jest, to tu masz </text:span><text:span text:style-name="T5">&lt;link href="</text:span><text:span text:style-name="T5"><text:a xlink:href="https://unity.com/" xlink:type="simple">https://unity.com/</text:a></text:span><text:span text:style-name="T5">"&gt;link&lt;/link&gt;.</text:span></text:p>
          </table:table-cell>
        </table:table-row>
        <table:table-row table:style-name="ro7">
          <table:table-cell office:value-type="string" calcext:value-type="string">
            <text:p>WelcomeDialogBoxText4</text:p>
          </table:table-cell>
          <table:table-cell office:value-type="string" calcext:value-type="string">
            <text:p>Lastly, while this app showcases some of my projects, it's also quite enjoyable to explore on its own. Here are a few links to some interesting parts of the code:</text:p>
          </table:table-cell>
          <table:table-cell table:style-name="ce16" office:value-type="string" calcext:value-type="string">
            <text:p>Na koniec, o ile zadaniem tej aplikacji jest zaprezentować kilka moich projektów, to apka sama w sobie jest warta przejrzenia. Poniżej znajdziesz kilka linków do ciekawszych części programu:</text:p>
          </table:table-cell>
        </table:table-row>
        <table:table-row table:style-name="ro8">
          <table:table-cell office:value-type="string" calcext:value-type="string">
            <text:p>BoardsSystemLink</text:p>
          </table:table-cell>
          <table:table-cell office:value-type="string" calcext:value-type="string">
            <text:p>&lt;link href="<text:a xlink:href="https://unity.com/" xlink:type="simple">https://unity.com/</text:a>"&gt;Boards System&lt;/link&gt; - Boards are made up of layers that work together like a composite, using a state pattern to ensure smooth navigation.</text:p>
          </table:table-cell>
          <table:table-cell table:style-name="ce11" office:value-type="string" calcext:value-type="string">
            <text:p>&lt;link href="<text:a xlink:href="https://unity.com/" xlink:type="simple">https://unity.com/</text:a>"&gt;System Plansz&lt;/link&gt; - Plansze to takie kompozyty warstw, które wykorzystują wzorzec "state", żeby przełączać się między sobą.</text:p>
          </table:table-cell>
        </table:table-row>
        <table:table-row table:style-name="ro8">
          <table:table-cell office:value-type="string" calcext:value-type="string">
            <text:p>ControlsLink</text:p>
          </table:table-cell>
          <table:table-cell office:value-type="string" calcext:value-type="string">
            <text:p>&lt;link href="<text:a xlink:href="https://unity.com/" xlink:type="simple">https://unity.com/</text:a>"&gt;Controls&lt;/link&gt; - If you know your way around Unity Toolkit, you should definitely take a look at those custom controls.</text:p>
          </table:table-cell>
          <table:table-cell table:style-name="ce11" office:value-type="string" calcext:value-type="string">
            <text:p>&lt;link href="<text:a xlink:href="https://unity.com/" xlink:type="simple">https://unity.com/</text:a>"&gt;Kontrolki&lt;/link&gt; - Jeśli znasz się na UI Toolkicie, to być może zainteresują cię niestandardowe kontrolki.</text:p>
          </table:table-cell>
        </table:table-row>
        <table:table-row table:style-name="ro7">
          <table:table-cell office:value-type="string" calcext:value-type="string">
            <text:p>KeyframeSystemLink</text:p>
          </table:table-cell>
          <table:table-cell office:value-type="string" calcext:value-type="string">
            <text:p>&lt;link href="<text:a xlink:href="https://unity.com/" xlink:type="simple">https://unity.com/</text:a>"&gt;Keyframe System&lt;/link&gt; - This is a better animation component that lets you animate more than just serialized properties.</text:p>
          </table:table-cell>
          <table:table-cell table:style-name="ce11" office:value-type="string" calcext:value-type="string">
            <text:p>&lt;link href="<text:a xlink:href="https://unity.com/" xlink:type="simple">https://unity.com/</text:a>"&gt;System Klatek&lt;/link&gt; - To jest w zasadzie ulepszony komponent Animation, jednak w przeciwieństwie do niego obsługuje nie tylko właściwości serializowane.</text:p>
          </table:table-cell>
        </table:table-row>
        <table:table-row table:style-name="ro8">
          <table:table-cell office:value-type="string" calcext:value-type="string">
            <text:p>LayerManagementLink</text:p>
          </table:table-cell>
          <table:table-cell office:value-type="string" calcext:value-type="string">
            <text:p>&lt;link href="<text:a xlink:href="https://unity.com/" xlink:type="simple">https://unity.com/</text:a>"&gt;Layer Management&lt;/link&gt; - This app has multiple UI layers that are displayed through a custom rendering pipeline!</text:p>
          </table:table-cell>
          <table:table-cell table:style-name="ce11" office:value-type="string" calcext:value-type="string">
            <text:p>&lt;link href="<text:a xlink:href="https://unity.com/" xlink:type="simple">https://unity.com/</text:a>"&gt;Zarządzanie Warstwami&lt;/link&gt; - Aplikacja wyświetla interfejs zbudowany z wielu warstw, składanych przez niestandardowy system renderowania.</text:p>
          </table:table-cell>
        </table:table-row>
        <table:table-row table:style-name="ro8">
          <table:table-cell office:value-type="string" calcext:value-type="string">
            <text:p>LocalizationLink</text:p>
          </table:table-cell>
          <table:table-cell office:value-type="string" calcext:value-type="string">
            <text:p>&lt;link href="<text:a xlink:href="https://unity.com/" xlink:type="simple">https://unity.com/</text:a>"&gt;Localization&lt;/link&gt; - Even though the localization system is included in this presentation (spoiler alert), I'm just using a simplified version here.</text:p>
          </table:table-cell>
          <table:table-cell table:style-name="ce11" office:value-type="string" calcext:value-type="string">
            <text:p>&lt;link href="<text:a xlink:href="https://unity.com/" xlink:type="simple">https://unity.com/</text:a>"&gt;Lokalizacja&lt;/link&gt; - Niniejsza prezentacja co prawda zawiera system lokalizacji (spoiler), ale tutaj również takową wykorzystuję - w uproszczonej formie.</text:p>
          </table:table-cell>
        </table:table-row>
        <table:table-row table:style-name="ro1">
          <table:table-cell table:number-columns-repeated="2" office:value-type="string" calcext:value-type="string">
            <text:p>General</text:p>
          </table:table-cell>
          <table:table-cell office:value-type="string" calcext:value-type="string">
            <text:p>Ogólne</text:p>
          </table:table-cell>
        </table:table-row>
        <table:table-row table:style-name="ro2">
          <table:table-cell office:value-type="string" calcext:value-type="string">
            <text:p>InfoDialogBoxGeneralText</text:p>
          </table:table-cell>
          <table:table-cell office:value-type="string" calcext:value-type="string">
            <text:p><text:span text:style-name="T1">The primary objective of this application is to showcase my software development capabilities. Although significant effort has been dedicated to ensuring it is free of bugs, there remains a possibility that you may experience errors or malfunctions while using the application. Should you encounter any issues, please feel free to send an email to &lt;link href="</text:span><text:span text:style-name="T2">mailto:mchkafka@gmail.com</text:span>"&gt;this address&lt;/link&gt;, detailing the problem you have faced.</text:p>
          </table:table-cell>
          <table:table-cell office:value-type="string" calcext:value-type="string">
            <text:p>Głównym celem tej aplikacji jest zaprezentowanie moich umiejętności dotyczących tworzenia oprogramowania i chociaż dołożyłem wszelkich starań by była ona pozbawiona błędów, istnieje możliwość, że aplikacja nie będzie działać prawidłowo. Gdybyś więc podczas korzystania z niej spotkał(-a) się z problemami, możesz mnie o tym poinformować, wysyłając wiadomość e-mail na &lt;link href="mailto:mchkafka@gmail.com"&gt;ten adres&lt;/link&gt; wraz z opisem napotkanego błędu.</text:p>
          </table:table-cell>
        </table:table-row>
        <table:table-row table:style-name="ro1">
          <table:table-cell table:number-columns-repeated="2" office:value-type="string" calcext:value-type="string">
            <text:p>Interface</text:p>
          </table:table-cell>
          <table:table-cell office:value-type="string" calcext:value-type="string">
            <text:p>Interfejs</text:p>
          </table:table-cell>
        </table:table-row>
        <table:table-row table:style-name="ro4">
          <table:table-cell office:value-type="string" calcext:value-type="string">
            <text:p>InfoDialogBoxInterfaceText1</text:p>
          </table:table-cell>
          <table:table-cell office:value-type="string" calcext:value-type="string">
            <text:p>The primary user interface layer consists of five buttons. Two buttons are located in the bottom left and right corners of the screen, enabling users to switch between the displayed boards. Additionally, three buttons are positioned in the upper right corner, providing options to display current dialog box, access settings, or open the quit window.</text:p>
          </table:table-cell>
          <table:table-cell office:value-type="string" calcext:value-type="string">
            <text:p>Główna warstwa interfejsu użytkownika zawiera pięć przycisków. Dwa z nich znajdują się w prawym oraz lewym dolnym rogu ekranu i pozwalają przełączać wyświetlane plansze. Ponadto, w prawym górnym rogu umieszczono trzy przyciski pozwalające na wyświetlenie niniejszego okna, dostęp do ustawień oraz wyjście z aplikacji.</text:p>
          </table:table-cell>
        </table:table-row>
        <table:table-row table:style-name="ro7">
          <table:table-cell office:value-type="string" calcext:value-type="string">
            <text:p>InfoDialogBoxInterfaceText2</text:p>
          </table:table-cell>
          <table:table-cell office:value-type="string" calcext:value-type="string">
            <text:p>Each board that presents the project description is designed to be interactive. Users can click on each item in the bullet list, which will trigger the display of an appropriate video showcasing the feature in the area adjacent to the bullet list.</text:p>
          </table:table-cell>
          <table:table-cell office:value-type="string" calcext:value-type="string">
            <text:p>Każda plansza, która prezentuje określony projekt jest interaktywna. Możesz kliknąć w element listy wypunktowanej, co spowoduje wyświetlenie się odpowiedniego filmu, prezentującego daną cechę projektu w obszarze obok listy.</text:p>
          </table:table-cell>
        </table:table-row>
        <table:table-row table:style-name="ro7">
          <table:table-cell office:value-type="string" calcext:value-type="string">
            <text:p>InfoDialogBoxInterfaceText3</text:p>
          </table:table-cell>
          <table:table-cell office:value-type="string" calcext:value-type="string">
            <text:p>Every board features animation, and I recognize that repeatedly viewing the same animation may become monotonous. Therefore, the majority of animations can be bypassed by pressing any key on your keyboard.</text:p>
          </table:table-cell>
          <table:table-cell office:value-type="string" calcext:value-type="string">
            <text:p>Przełączanie plansz jest związane z odtworzeniem animacji, których wielokrotne wyświetlanie może okazać się monotonnym doświadczeniem, toteż wiele z nich można pominąć naciskając dowolny przycisk na klawiaturze. <text:s text:c="7"/></text:p>
          </table:table-cell>
        </table:table-row>
        <table:table-row table:style-name="ro1">
          <table:table-cell table:number-columns-repeated="2" office:value-type="string" calcext:value-type="string">
            <text:p>Shortcuts</text:p>
          </table:table-cell>
          <table:table-cell office:value-type="string" calcext:value-type="string">
            <text:p>Skróty Klawiszowe</text:p>
          </table:table-cell>
        </table:table-row>
        <table:table-row table:style-name="ro1">
          <table:table-cell table:number-columns-repeated="2" office:value-type="string" calcext:value-type="string">
            <text:p>Command</text:p>
          </table:table-cell>
          <table:table-cell office:value-type="string" calcext:value-type="string">
            <text:p>Komenda</text:p>
          </table:table-cell>
        </table:table-row>
        <table:table-row table:style-name="ro1">
          <table:table-cell table:number-columns-repeated="2" office:value-type="string" calcext:value-type="string">
            <text:p>Keys</text:p>
          </table:table-cell>
          <table:table-cell office:value-type="string" calcext:value-type="string">
            <text:p>Klawisze</text:p>
          </table:table-cell>
        </table:table-row>
        <table:table-row table:style-name="ro1">
          <table:table-cell office:value-type="string" calcext:value-type="string">
            <text:p>OpenInfoDialog</text:p>
          </table:table-cell>
          <table:table-cell office:value-type="string" calcext:value-type="string">
            <text:p>Open Info Dialog</text:p>
          </table:table-cell>
          <table:table-cell office:value-type="string" calcext:value-type="string">
            <text:p>Otwórz Okno Informacji</text:p>
          </table:table-cell>
        </table:table-row>
        <table:table-row table:style-name="ro1">
          <table:table-cell table:number-columns-repeated="2" office:value-type="string" calcext:value-type="string">
            <text:p>Confirm</text:p>
          </table:table-cell>
          <table:table-cell office:value-type="string" calcext:value-type="string">
            <text:p>Potwierdź</text:p>
          </table:table-cell>
        </table:table-row>
        <table:table-row table:style-name="ro1">
          <table:table-cell table:number-columns-repeated="2" office:value-type="string" calcext:value-type="string">
            <text:p>Forward</text:p>
          </table:table-cell>
          <table:table-cell office:value-type="string" calcext:value-type="string">
            <text:p>Naprzód</text:p>
          </table:table-cell>
        </table:table-row>
        <table:table-row table:style-name="ro1">
          <table:table-cell table:number-columns-repeated="2" office:value-type="string" calcext:value-type="string">
            <text:p>Backward</text:p>
          </table:table-cell>
          <table:table-cell office:value-type="string" calcext:value-type="string">
            <text:p>Wstecz</text:p>
          </table:table-cell>
        </table:table-row>
        <table:table-row table:style-name="ro1">
          <table:table-cell office:value-type="string" calcext:value-type="string">
            <text:p>OpenSettings</text:p>
          </table:table-cell>
          <table:table-cell office:value-type="string" calcext:value-type="string">
            <text:p>Open Settings</text:p>
          </table:table-cell>
          <table:table-cell office:value-type="string" calcext:value-type="string">
            <text:p>Otwórz Ustawienia</text:p>
          </table:table-cell>
        </table:table-row>
        <table:table-row table:style-name="ro1">
          <table:table-cell office:value-type="string" calcext:value-type="string">
            <text:p>RightArrow</text:p>
          </table:table-cell>
          <table:table-cell office:value-type="string" calcext:value-type="string">
            <text:p>Right Arrow</text:p>
          </table:table-cell>
          <table:table-cell office:value-type="string" calcext:value-type="string">
            <text:p>Prawa Strzałka</text:p>
          </table:table-cell>
        </table:table-row>
        <table:table-row table:style-name="ro1">
          <table:table-cell office:value-type="string" calcext:value-type="string">
            <text:p>LeftArrow</text:p>
          </table:table-cell>
          <table:table-cell office:value-type="string" calcext:value-type="string">
            <text:p>Left Arrow</text:p>
          </table:table-cell>
          <table:table-cell office:value-type="string" calcext:value-type="string">
            <text:p>Lewa Strzałka</text:p>
          </table:table-cell>
        </table:table-row>
        <table:table-row table:style-name="ro1" table:number-rows-repeated="1048474">
          <table:table-cell table:number-columns-repeated="3"/>
        </table:table-row>
        <table:table-row table:style-name="ro1">
          <table:table-cell table:number-columns-repeated="3"/>
        </table:table-row>
        <calcext:conditional-formats>
          <calcext:conditional-format calcext:target-range-address="Table.A1:Table.A1048576">
            <calcext:condition calcext:apply-style-name="Error" calcext:value="duplicate" calcext:base-cell-address="Table.A1"/>
          </calcext:conditional-format>
        </calcext:conditional-formats>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language="pl" fo:country="PL" style:font-name-asian="Microsoft YaHei" style:language-asian="zh" style:country-asian="CN" style:font-name-complex="Arial"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10-04">00.00.0000</text:date>, <text:time style:data-style-name="N2" text:time-value="17:32:44.285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1.4.2$Windows_X86_64 LibreOffice_project/a529a4fab45b75fefc5b6226684193eb000654f6</meta:generator>
    <dc:date>2024-10-04T19:32:50.984000000</dc:date>
    <meta:editing-duration>PT5H52M16S</meta:editing-duration>
    <meta:editing-cycles>90</meta:editing-cycles>
    <meta:document-statistic meta:table-count="1" meta:cell-count="303" meta:object-count="0"/>
  </office:meta>
</office:document-meta>
</file>